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Sans Serif" svg:font-family="'Sans Serif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</style:style>
    <style:style style:name="P2" style:family="paragraph" style:parent-style-name="Standard" style:master-page-name="Standard">
      <style:paragraph-properties style:page-number="1" style:writing-mode="lr-tb"/>
      <style:text-properties fo:font-weight="bold"/>
    </style:style>
    <style:style style:name="P3" style:family="paragraph" style:parent-style-name="Standard">
      <style:paragraph-properties style:writing-mode="lr-tb"/>
    </style:style>
    <style:style style:name="P4" style:family="paragraph" style:parent-style-name="Standard">
      <style:paragraph-properties style:writing-mode="lr-tb"/>
      <style:text-properties fo:font-weight="bold"/>
    </style:style>
    <style:style style:name="P5" style:family="paragraph" style:parent-style-name="Standard">
      <style:paragraph-properties style:writing-mode="lr-tb"/>
      <style:text-properties fo:font-weight="bold" style:font-weight-asian="bold" style:font-weight-complex="bold"/>
    </style:style>
    <style:style style:name="P6" style:family="paragraph" style:parent-style-name="Standard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rk Hazlett</text:p>
      <text:p text:style-name="P1">Phone:<text:tab/>(403) 978-8485</text:p>
      <text:p text:style-name="P1">SAIT Email: Mark.Hazlett@edu.sait.ca </text:p>
      <text:p text:style-name="P1">Personal Email:<text:tab/>markhazlett9@gmail.com</text:p>
      <text:p text:style-name="P1"/>
      <text:p text:style-name="P4">Daniel Kettle</text:p>
      <text:p text:style-name="P1">Phone:<text:tab/>(403) 390-2478</text:p>
      <text:p text:style-name="P1">SAIT Email:<text:tab/>Daniel.Kettle@edu.sait.ca</text:p>
      <text:p text:style-name="P1">Personal Email:<text:tab/>initial.dann@gmail.com</text:p>
      <text:p text:style-name="P1"/>
      <text:p text:style-name="P4">Daniel Wehr</text:p>
      <text:p text:style-name="P1">Phone:<text:tab/>(403) 389-3155</text:p>
      <text:p text:style-name="P1">SAIT Email:<text:tab/>Daniel.Wehr@edu.sait.ca</text:p>
      <text:p text:style-name="P1">Personal Email:<text:tab/>danwehr@ftml.net</text:p>
      <text:p text:style-name="P1"/>
      <text:p text:style-name="P5">Noorin Hasan</text:p>
      <text:p text:style-name="P6">Phone:<text:tab/>(403) 401-6466</text:p>
      <text:p text:style-name="P6">SAIT Email:Noorin.Hasan@edu.sait.ca</text:p>
      <text:p text:style-name="P6">Personal Email: noorin.mohammed@hotmail.com</text:p>
      <text:p text:style-name="P1"/>
      <text:p text:style-name="P1"><text:span text:style-name="T1">Pauline Turnbull</text:span>, SAIT Instructor</text:p>
      <text:p text:style-name="P1">Phone:<text:tab/>(403) 284-8353</text:p>
      <text:p text:style-name="P1">Email:<text:tab/>Pauline.Turnbull@sait.ca</text:p>
      <text:p text:style-name="P1">Work Address:<text:tab/>Room N409C, SAIT Campus</text:p>
      <text:p text:style-name="P1">1301 16th Ave NW</text:p>
      <text:p text:style-name="P1">Calgary, Alberta <text:s/>T2M 0L4</text:p>
      <text:p text:style-name="P1"/>
      <text:p text:style-name="P1"><text:span text:style-name="T1">Robin Featherstone</text:span>, VP of Operations, Deerfoot Inn &amp; Casino</text:p>
      <text:p text:style-name="P1">Phone:<text:tab/>(403) 284-835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ans Serif" svg:font-family="'Sans Serif'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499cm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hyphenation-ladder-count="no-limit" fo:text-indent="0cm" style:auto-text-indent="false" fo:background-color="transparent">
        <style:tab-stops/>
        <style:background-image/>
      </style:paragraph-properties>
      <style:text-properties fo:font-variant="normal" fo:text-transform="none" fo:color="#000000" style:text-line-through-style="none" style:text-position="0% 100%" style:font-name="Sans Serif" fo:font-size="9pt" fo:language="en" fo:country="US" fo:font-style="normal" fo:text-shadow="none" style:text-underline-style="none" fo:font-weight="normal" style:text-underline-mode="continuous" style:text-overline-mode="continuous" style:text-line-through-mode="continuous" fo:background-color="transparent" fo:hyphenate="false" fo:hyphenation-remain-char-count="0" fo:hyphenation-push-char-count="0"/>
    </style:style>
    <style:style style:name="Document_20_Title" style:display-name="Document Title" style:family="paragraph" style:parent-style-name="Standard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parent-style-name="Standard" style:next-style-name="Standard" style:default-outline-level="1" style:list-style-name="Numbering_20_Style_20_for_20_Head_20_1">
      <style:text-properties fo:font-size="20pt" fo:font-weight="bold"/>
    </style:style>
    <style:style style:name="Head_20_2" style:display-name="Head 2" style:family="paragraph" style:parent-style-name="Standard" style:next-style-name="Standard" style:default-outline-level="2" style:list-style-name="Numbering_20_Style_20_for_20_Head_20_2">
      <style:text-properties fo:font-size="16pt" fo:font-weight="bold"/>
    </style:style>
    <style:style style:name="Head_20_3" style:display-name="Head 3" style:family="paragraph" style:parent-style-name="Standard" style:next-style-name="Standard" style:default-outline-level="3" style:list-style-name="Numbering_20_Style_20_for_20_Head_20_3">
      <style:text-properties fo:font-size="12pt" fo:font-weight="bold"/>
    </style:style>
    <style:style style:name="Enumerated_20_List" style:display-name="Enumerated List" style:family="paragraph" style:parent-style-name="Standard" style:list-style-name="Numbering_20_Style_20_for_20_Enumerated_20_List"/>
    <style:style style:name="Alphabetical_20_List" style:display-name="Alphabetical List" style:family="paragraph" style:parent-style-name="Standard" style:list-style-name="Numbering_20_Style_20_for_20_Alphabetical_20_List"/>
    <style:style style:name="Bullet_20_List" style:display-name="Bullet List" style:family="paragraph" style:parent-style-name="Standard" style:list-style-name="Numbering_20_Style_20_for_20_Bullet_20_List"/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peon-dev</meta:initial-creator>
    <meta:editing-cycles>3</meta:editing-cycles>
    <meta:creation-date>2009-10-08T11:29:52</meta:creation-date>
    <dc:date>2010-02-03T09:36:31</dc:date>
    <meta:editing-duration>PT00H02M58S</meta:editing-duration>
    <meta:document-statistic meta:table-count="0" meta:image-count="0" meta:object-count="0" meta:page-count="1" meta:paragraph-count="24" meta:word-count="78" meta:character-count="670"/>
    <meta:user-defined meta:name="company">PeonMedia</meta:user-defined>
    <meta:user-defined meta:name="country">Canada</meta:user-defined>
  </office:meta>
</office:document-meta>
</file>